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810" officeooo:paragraph-rsid="0003e8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</text:p>
      <text:p text:style-name="P1"><text:s text:c="2"/>"took" : 141,</text:p>
      <text:p text:style-name="P1"><text:s text:c="2"/>"timed_out" : false,</text:p>
      <text:p text:style-name="P1"><text:s text:c="2"/>"_shards" : {</text:p>
      <text:p text:style-name="P1"><text:s text:c="4"/>"total" : 5,</text:p>
      <text:p text:style-name="P1"><text:s text:c="4"/>"successful" : 5,</text:p>
      <text:p text:style-name="P1"><text:s text:c="4"/>"failed" : 0</text:p>
      <text:p text:style-name="P1"><text:s text:c="2"/>},</text:p>
      <text:p text:style-name="P1"><text:s text:c="2"/>"hits" : {</text:p>
      <text:p text:style-name="P1"><text:s text:c="4"/>"total" : 51046,</text:p>
      <text:p text:style-name="P1"><text:s text:c="4"/>"max_score" : 1.0,</text:p>
      <text:p text:style-name="P1"><text:s text:c="4"/>"hits" : [ {</text:p>
      <text:p text:style-name="P1"><text:s text:c="6"/>"_index" : "topbeat-2016.04.19",</text:p>
      <text:p text:style-name="P1"><text:s text:c="6"/>"_type" : "process",</text:p>
      <text:p text:style-name="P1"><text:s text:c="6"/>"_id" : "AVQuEDSFmQkCSZuePI6K",</text:p>
      <text:p text:style-name="P1"><text:s text:c="6"/>"_score" : 1.0,</text:p>
      <text:p text:style-name="P1"><text:s text:c="6"/>"_source" : {</text:p>
      <text:p text:style-name="P1"><text:s text:c="8"/>"@timestamp" : "2016-04-19T10:27:57.263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/usr/lib/at-spi2-core/at-spi-bus-launcher --launch-immediately",</text:p>
      <text:p text:style-name="P1"><text:s text:c="10"/>"cpu" : {</text:p>
      <text:p text:style-name="P1"><text:s text:c="12"/>"user" : 0,</text:p>
      <text:p text:style-name="P1"><text:s text:c="12"/>"user_p" : 0,</text:p>
      <text:p text:style-name="P1"><text:s text:c="12"/>"system" : 0,</text:p>
      <text:p text:style-name="P1"><text:s text:c="12"/>"total" : 0,</text:p>
      <text:p text:style-name="P1"><text:s text:c="12"/>"start_time" : "11:44"</text:p>
      <text:p text:style-name="P1"><text:s text:c="10"/>},</text:p>
      <text:p text:style-name="P1"><text:s text:c="10"/>"mem" : {</text:p>
      <text:p text:style-name="P1"><text:s text:c="12"/>"size" : 345698304,</text:p>
      <text:p text:style-name="P1"><text:s text:c="12"/>"rss" : 7933952,</text:p>
      <text:p text:style-name="P1"><text:s text:c="12"/>"rss_p" : 0,</text:p>
      <text:p text:style-name="P1"><text:s text:c="12"/>"share" : 5337088</text:p>
      <text:p text:style-name="P1"><text:s text:c="10"/>},</text:p>
      <text:p text:style-name="P1"><text:s text:c="10"/>"name" : "at-spi-bus-laun",</text:p>
      <text:p text:style-name="P1"><text:s text:c="10"/>"pid" : 1814,</text:p>
      <text:p text:style-name="P1"><text:s text:c="10"/>"ppid" : 1638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, {</text:p>
      <text:p text:style-name="P1"><text:s text:c="6"/>"_index" : "topbeat-2016.04.19",</text:p>
      <text:p text:style-name="P1"><text:s text:c="6"/>"_type" : "process",</text:p>
      <text:p text:style-name="P1"><text:s text:c="6"/>"_id" : "AVQuEDSFmQkCSZuePI6M",</text:p>
      <text:p text:style-name="P1"><text:s text:c="6"/>"_score" : 1.0,</text:p>
      <text:p text:style-name="P1"><text:s text:c="6"/>"_source" : {</text:p>
      <text:p text:style-name="P1"><text:soft-page-break/><text:s text:c="8"/>"@timestamp" : "2016-04-19T10:27:57.265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/bin/dbus-daemon --config-file=/etc/at-spi2/accessibility.conf --nofork --print-address 3",</text:p>
      <text:p text:style-name="P1"><text:s text:c="10"/>"cpu" : {</text:p>
      <text:p text:style-name="P1"><text:s text:c="12"/>"user" : 400,</text:p>
      <text:p text:style-name="P1"><text:s text:c="12"/>"user_p" : 0,</text:p>
      <text:p text:style-name="P1"><text:s text:c="12"/>"system" : 100,</text:p>
      <text:p text:style-name="P1"><text:s text:c="12"/>"total" : 500,</text:p>
      <text:p text:style-name="P1"><text:s text:c="12"/>"start_time" : "11:44"</text:p>
      <text:p text:style-name="P1"><text:s text:c="10"/>},</text:p>
      <text:p text:style-name="P1"><text:s text:c="10"/>"mem" : {</text:p>
      <text:p text:style-name="P1"><text:s text:c="12"/>"size" : 40329216,</text:p>
      <text:p text:style-name="P1"><text:s text:c="12"/>"rss" : 3489792,</text:p>
      <text:p text:style-name="P1"><text:s text:c="12"/>"rss_p" : 0,</text:p>
      <text:p text:style-name="P1"><text:s text:c="12"/>"share" : 2932736</text:p>
      <text:p text:style-name="P1"><text:s text:c="10"/>},</text:p>
      <text:p text:style-name="P1"><text:s text:c="10"/>"name" : "dbus-daemon",</text:p>
      <text:p text:style-name="P1"><text:s text:c="10"/>"pid" : 1820,</text:p>
      <text:p text:style-name="P1"><text:s text:c="10"/>"ppid" : 1814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, {</text:p>
      <text:p text:style-name="P1"><text:s text:c="6"/>"_index" : "topbeat-2016.04.19",</text:p>
      <text:p text:style-name="P1"><text:s text:c="6"/>"_type" : "process",</text:p>
      <text:p text:style-name="P1"><text:s text:c="6"/>"_id" : "AVQuEDSFmQkCSZuePI6O",</text:p>
      <text:p text:style-name="P1"><text:s text:c="6"/>"_score" : 1.0,</text:p>
      <text:p text:style-name="P1"><text:s text:c="6"/>"_source" : {</text:p>
      <text:p text:style-name="P1"><text:s text:c="8"/>"@timestamp" : "2016-04-19T10:27:57.267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/usr/lib/ibus/ibus-x11 --kill-daemon",</text:p>
      <text:p text:style-name="P1"><text:s text:c="10"/>"cpu" : {</text:p>
      <text:p text:style-name="P1"><text:s text:c="12"/>"user" : 20,</text:p>
      <text:p text:style-name="P1"><text:s text:c="12"/>"user_p" : 0,</text:p>
      <text:p text:style-name="P1"><text:s text:c="12"/>"system" : 10,</text:p>
      <text:p text:style-name="P1"><text:s text:c="12"/>"total" : 30,</text:p>
      <text:p text:style-name="P1"><text:s text:c="12"/>"start_time" : "11:44"</text:p>
      <text:p text:style-name="P1"><text:s text:c="10"/>},</text:p>
      <text:p text:style-name="P1"><text:s text:c="10"/>"mem" : {</text:p>
      <text:p text:style-name="P1"><text:soft-page-break/><text:s text:c="12"/>"size" : 396144640,</text:p>
      <text:p text:style-name="P1"><text:s text:c="12"/>"rss" : 12578816,</text:p>
      <text:p text:style-name="P1"><text:s text:c="12"/>"rss_p" : 0,</text:p>
      <text:p text:style-name="P1"><text:s text:c="12"/>"share" : 10915840</text:p>
      <text:p text:style-name="P1"><text:s text:c="10"/>},</text:p>
      <text:p text:style-name="P1"><text:s text:c="10"/>"name" : "ibus-x11",</text:p>
      <text:p text:style-name="P1"><text:s text:c="10"/>"pid" : 1827,</text:p>
      <text:p text:style-name="P1"><text:s text:c="10"/>"ppid" : 1638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, {</text:p>
      <text:p text:style-name="P1"><text:s text:c="6"/>"_index" : "topbeat-2016.04.19",</text:p>
      <text:p text:style-name="P1"><text:s text:c="6"/>"_type" : "process",</text:p>
      <text:p text:style-name="P1"><text:s text:c="6"/>"_id" : "AVQuEDSFmQkCSZuePI6b",</text:p>
      <text:p text:style-name="P1"><text:s text:c="6"/>"_score" : 1.0,</text:p>
      <text:p text:style-name="P1"><text:s text:c="6"/>"_source" : {</text:p>
      <text:p text:style-name="P1"><text:s text:c="8"/>"@timestamp" : "2016-04-19T10:27:57.275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/usr/lib/x86_64-linux-gnu/indicator-power/indicator-power-service",</text:p>
      <text:p text:style-name="P1"><text:s text:c="10"/>"cpu" : {</text:p>
      <text:p text:style-name="P1"><text:s text:c="12"/>"user" : 1350,</text:p>
      <text:p text:style-name="P1"><text:s text:c="12"/>"user_p" : 2.0E-4,</text:p>
      <text:p text:style-name="P1"><text:s text:c="12"/>"system" : 280,</text:p>
      <text:p text:style-name="P1"><text:s text:c="12"/>"total" : 1630,</text:p>
      <text:p text:style-name="P1"><text:s text:c="12"/>"start_time" : "11:44"</text:p>
      <text:p text:style-name="P1"><text:s text:c="10"/>},</text:p>
      <text:p text:style-name="P1"><text:s text:c="10"/>"mem" : {</text:p>
      <text:p text:style-name="P1"><text:s text:c="12"/>"size" : 285143040,</text:p>
      <text:p text:style-name="P1"><text:s text:c="12"/>"rss" : 6111232,</text:p>
      <text:p text:style-name="P1"><text:s text:c="12"/>"rss_p" : 0,</text:p>
      <text:p text:style-name="P1"><text:s text:c="12"/>"share" : 5398528</text:p>
      <text:p text:style-name="P1"><text:s text:c="10"/>},</text:p>
      <text:p text:style-name="P1"><text:s text:c="10"/>"name" : "indicator-power",</text:p>
      <text:p text:style-name="P1"><text:s text:c="10"/>"pid" : 1917,</text:p>
      <text:p text:style-name="P1"><text:s text:c="10"/>"ppid" : 1638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, {</text:p>
      <text:p text:style-name="P1"><text:s text:c="6"/>"_index" : "topbeat-2016.04.19",</text:p>
      <text:p text:style-name="P1"><text:s text:c="6"/>"_type" : "process",</text:p>
      <text:p text:style-name="P1"><text:s text:c="6"/>"_id" : "AVQuEDSGmQkCSZuePI6g",</text:p>
      <text:p text:style-name="P1"><text:soft-page-break/><text:s text:c="6"/>"_score" : 1.0,</text:p>
      <text:p text:style-name="P1"><text:s text:c="6"/>"_source" : {</text:p>
      <text:p text:style-name="P1"><text:s text:c="8"/>"@timestamp" : "2016-04-19T10:27:57.284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/usr/lib/x86_64-linux-gnu/indicator-application/indicator-application-service",</text:p>
      <text:p text:style-name="P1"><text:s text:c="10"/>"cpu" : {</text:p>
      <text:p text:style-name="P1"><text:s text:c="12"/>"user" : 410,</text:p>
      <text:p text:style-name="P1"><text:s text:c="12"/>"user_p" : 0,</text:p>
      <text:p text:style-name="P1"><text:s text:c="12"/>"system" : 80,</text:p>
      <text:p text:style-name="P1"><text:s text:c="12"/>"total" : 490,</text:p>
      <text:p text:style-name="P1"><text:s text:c="12"/>"start_time" : "11:44"</text:p>
      <text:p text:style-name="P1"><text:s text:c="10"/>},</text:p>
      <text:p text:style-name="P1"><text:s text:c="10"/>"mem" : {</text:p>
      <text:p text:style-name="P1"><text:s text:c="12"/>"size" : 369139712,</text:p>
      <text:p text:style-name="P1"><text:s text:c="12"/>"rss" : 8450048,</text:p>
      <text:p text:style-name="P1"><text:s text:c="12"/>"rss_p" : 0,</text:p>
      <text:p text:style-name="P1"><text:s text:c="12"/>"share" : 7376896</text:p>
      <text:p text:style-name="P1"><text:s text:c="10"/>},</text:p>
      <text:p text:style-name="P1"><text:s text:c="10"/>"name" : "indicator-appli",</text:p>
      <text:p text:style-name="P1"><text:s text:c="10"/>"pid" : 1951,</text:p>
      <text:p text:style-name="P1"><text:s text:c="10"/>"ppid" : 1638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, {</text:p>
      <text:p text:style-name="P1"><text:s text:c="6"/>"_index" : "topbeat-2016.04.19",</text:p>
      <text:p text:style-name="P1"><text:s text:c="6"/>"_type" : "process",</text:p>
      <text:p text:style-name="P1"><text:s text:c="6"/>"_id" : "AVQuEDSGmQkCSZuePI6h",</text:p>
      <text:p text:style-name="P1"><text:s text:c="6"/>"_score" : 1.0,</text:p>
      <text:p text:style-name="P1"><text:s text:c="6"/>"_source" : {</text:p>
      <text:p text:style-name="P1"><text:s text:c="8"/>"@timestamp" : "2016-04-19T10:27:57.285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/usr/lib/evolution/evolution-source-registry",</text:p>
      <text:p text:style-name="P1"><text:s text:c="10"/>"cpu" : {</text:p>
      <text:p text:style-name="P1"><text:s text:c="12"/>"user" : 40,</text:p>
      <text:p text:style-name="P1"><text:s text:c="12"/>"user_p" : 0,</text:p>
      <text:p text:style-name="P1"><text:s text:c="12"/>"system" : 10,</text:p>
      <text:p text:style-name="P1"><text:s text:c="12"/>"total" : 50,</text:p>
      <text:p text:style-name="P1"><text:s text:c="12"/>"start_time" : "11:44"</text:p>
      <text:p text:style-name="P1"><text:s text:c="10"/>},</text:p>
      <text:p text:style-name="P1"><text:soft-page-break/><text:s text:c="10"/>"mem" : {</text:p>
      <text:p text:style-name="P1"><text:s text:c="12"/>"size" : 584773632,</text:p>
      <text:p text:style-name="P1"><text:s text:c="12"/>"rss" : 13639680,</text:p>
      <text:p text:style-name="P1"><text:s text:c="12"/>"rss_p" : 0,</text:p>
      <text:p text:style-name="P1"><text:s text:c="12"/>"share" : 10833920</text:p>
      <text:p text:style-name="P1"><text:s text:c="10"/>},</text:p>
      <text:p text:style-name="P1"><text:s text:c="10"/>"name" : "evolution-sourc",</text:p>
      <text:p text:style-name="P1"><text:s text:c="10"/>"pid" : 1973,</text:p>
      <text:p text:style-name="P1"><text:s text:c="10"/>"ppid" : 1638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, {</text:p>
      <text:p text:style-name="P1"><text:s text:c="6"/>"_index" : "topbeat-2016.04.19",</text:p>
      <text:p text:style-name="P1"><text:s text:c="6"/>"_type" : "process",</text:p>
      <text:p text:style-name="P1"><text:s text:c="6"/>"_id" : "AVQuEDSGmQkCSZuePI6i",</text:p>
      <text:p text:style-name="P1"><text:s text:c="6"/>"_score" : 1.0,</text:p>
      <text:p text:style-name="P1"><text:s text:c="6"/>"_source" : {</text:p>
      <text:p text:style-name="P1"><text:s text:c="8"/>"@timestamp" : "2016-04-19T10:27:57.286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/usr/lib/x86_64-linux-gnu/notify-osd",</text:p>
      <text:p text:style-name="P1"><text:s text:c="10"/>"cpu" : {</text:p>
      <text:p text:style-name="P1"><text:s text:c="12"/>"user" : 2580,</text:p>
      <text:p text:style-name="P1"><text:s text:c="12"/>"user_p" : 2.0E-4,</text:p>
      <text:p text:style-name="P1"><text:s text:c="12"/>"system" : 1020,</text:p>
      <text:p text:style-name="P1"><text:s text:c="12"/>"total" : 3600,</text:p>
      <text:p text:style-name="P1"><text:s text:c="12"/>"start_time" : "11:44"</text:p>
      <text:p text:style-name="P1"><text:s text:c="10"/>},</text:p>
      <text:p text:style-name="P1"><text:s text:c="10"/>"mem" : {</text:p>
      <text:p text:style-name="P1"><text:s text:c="12"/>"size" : 440782848,</text:p>
      <text:p text:style-name="P1"><text:s text:c="12"/>"rss" : 27963392,</text:p>
      <text:p text:style-name="P1"><text:s text:c="12"/>"rss_p" : 0.01,</text:p>
      <text:p text:style-name="P1"><text:s text:c="12"/>"share" : 22704128</text:p>
      <text:p text:style-name="P1"><text:s text:c="10"/>},</text:p>
      <text:p text:style-name="P1"><text:s text:c="10"/>"name" : "notify-osd",</text:p>
      <text:p text:style-name="P1"><text:s text:c="10"/>"pid" : 1978,</text:p>
      <text:p text:style-name="P1"><text:s text:c="10"/>"ppid" : 1638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, {</text:p>
      <text:p text:style-name="P1"><text:s text:c="6"/>"_index" : "topbeat-2016.04.19",</text:p>
      <text:p text:style-name="P1"><text:s text:c="6"/>"_type" : "process",</text:p>
      <text:p text:style-name="P1"><text:soft-page-break/><text:s text:c="6"/>"_id" : "AVQuEDSGmQkCSZuePI6l",</text:p>
      <text:p text:style-name="P1"><text:s text:c="6"/>"_score" : 1.0,</text:p>
      <text:p text:style-name="P1"><text:s text:c="6"/>"_source" : {</text:p>
      <text:p text:style-name="P1"><text:s text:c="8"/>"@timestamp" : "2016-04-19T10:28:06.692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nm-applet",</text:p>
      <text:p text:style-name="P1"><text:s text:c="10"/>"cpu" : {</text:p>
      <text:p text:style-name="P1"><text:s text:c="12"/>"user" : 2040,</text:p>
      <text:p text:style-name="P1"><text:s text:c="12"/>"user_p" : 0,</text:p>
      <text:p text:style-name="P1"><text:s text:c="12"/>"system" : 150,</text:p>
      <text:p text:style-name="P1"><text:s text:c="12"/>"total" : 2190,</text:p>
      <text:p text:style-name="P1"><text:s text:c="12"/>"start_time" : "11:44"</text:p>
      <text:p text:style-name="P1"><text:s text:c="10"/>},</text:p>
      <text:p text:style-name="P1"><text:s text:c="10"/>"mem" : {</text:p>
      <text:p text:style-name="P1"><text:s text:c="12"/>"size" : 614383616,</text:p>
      <text:p text:style-name="P1"><text:s text:c="12"/>"rss" : 29184000,</text:p>
      <text:p text:style-name="P1"><text:s text:c="12"/>"rss_p" : 0.01,</text:p>
      <text:p text:style-name="P1"><text:s text:c="12"/>"share" : 22593536</text:p>
      <text:p text:style-name="P1"><text:s text:c="10"/>},</text:p>
      <text:p text:style-name="P1"><text:s text:c="10"/>"name" : "nm-applet",</text:p>
      <text:p text:style-name="P1"><text:s text:c="10"/>"pid" : 2002,</text:p>
      <text:p text:style-name="P1"><text:s text:c="10"/>"ppid" : 1815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, {</text:p>
      <text:p text:style-name="P1"><text:s text:c="6"/>"_index" : "topbeat-2016.04.19",</text:p>
      <text:p text:style-name="P1"><text:s text:c="6"/>"_type" : "process",</text:p>
      <text:p text:style-name="P1"><text:s text:c="6"/>"_id" : "AVQuEDSGmQkCSZuePI6o",</text:p>
      <text:p text:style-name="P1"><text:s text:c="6"/>"_score" : 1.0,</text:p>
      <text:p text:style-name="P1"><text:s text:c="6"/>"_source" : {</text:p>
      <text:p text:style-name="P1"><text:s text:c="8"/>"@timestamp" : "2016-04-19T10:28:06.695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/usr/lib/x86_64-linux-gnu/gconf/gconfd-2",</text:p>
      <text:p text:style-name="P1"><text:s text:c="10"/>"cpu" : {</text:p>
      <text:p text:style-name="P1"><text:s text:c="12"/>"user" : 50,</text:p>
      <text:p text:style-name="P1"><text:s text:c="12"/>"user_p" : 0,</text:p>
      <text:p text:style-name="P1"><text:s text:c="12"/>"system" : 0,</text:p>
      <text:p text:style-name="P1"><text:s text:c="12"/>"total" : 50,</text:p>
      <text:p text:style-name="P1"><text:s text:c="12"/>"start_time" : "11:44"</text:p>
      <text:p text:style-name="P1"><text:soft-page-break/><text:s text:c="10"/>},</text:p>
      <text:p text:style-name="P1"><text:s text:c="10"/>"mem" : {</text:p>
      <text:p text:style-name="P1"><text:s text:c="12"/>"size" : 59551744,</text:p>
      <text:p text:style-name="P1"><text:s text:c="12"/>"rss" : 6500352,</text:p>
      <text:p text:style-name="P1"><text:s text:c="12"/>"rss_p" : 0,</text:p>
      <text:p text:style-name="P1"><text:s text:c="12"/>"share" : 4870144</text:p>
      <text:p text:style-name="P1"><text:s text:c="10"/>},</text:p>
      <text:p text:style-name="P1"><text:s text:c="10"/>"name" : "gconfd-2",</text:p>
      <text:p text:style-name="P1"><text:s text:c="10"/>"pid" : 2017,</text:p>
      <text:p text:style-name="P1"><text:s text:c="10"/>"ppid" : 1638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, {</text:p>
      <text:p text:style-name="P1"><text:s text:c="6"/>"_index" : "topbeat-2016.04.19",</text:p>
      <text:p text:style-name="P1"><text:s text:c="6"/>"_type" : "process",</text:p>
      <text:p text:style-name="P1"><text:s text:c="6"/>"_id" : "AVQuEDSGmQkCSZuePI6q",</text:p>
      <text:p text:style-name="P1"><text:s text:c="6"/>"_score" : 1.0,</text:p>
      <text:p text:style-name="P1"><text:s text:c="6"/>"_source" : {</text:p>
      <text:p text:style-name="P1"><text:s text:c="8"/>"@timestamp" : "2016-04-19T10:28:06.696Z",</text:p>
      <text:p text:style-name="P1"><text:s text:c="8"/>"beat" : {</text:p>
      <text:p text:style-name="P1"><text:s text:c="10"/>"hostname" : "priya-Inspiron-3542",</text:p>
      <text:p text:style-name="P1"><text:s text:c="10"/>"name" : "priya-Inspiron-3542"</text:p>
      <text:p text:style-name="P1"><text:s text:c="8"/>},</text:p>
      <text:p text:style-name="P1"><text:s text:c="8"/>"count" : 1,</text:p>
      <text:p text:style-name="P1"><text:s text:c="8"/>"proc" : {</text:p>
      <text:p text:style-name="P1"><text:s text:c="10"/>"cmdline" : "/usr/lib/gvfs/gvfs-mtp-volume-monitor",</text:p>
      <text:p text:style-name="P1"><text:s text:c="10"/>"cpu" : {</text:p>
      <text:p text:style-name="P1"><text:s text:c="12"/>"user" : 10,</text:p>
      <text:p text:style-name="P1"><text:s text:c="12"/>"user_p" : 0,</text:p>
      <text:p text:style-name="P1"><text:s text:c="12"/>"system" : 0,</text:p>
      <text:p text:style-name="P1"><text:s text:c="12"/>"total" : 10,</text:p>
      <text:p text:style-name="P1"><text:s text:c="12"/>"start_time" : "11:44"</text:p>
      <text:p text:style-name="P1"><text:s text:c="10"/>},</text:p>
      <text:p text:style-name="P1"><text:s text:c="10"/>"mem" : {</text:p>
      <text:p text:style-name="P1"><text:s text:c="12"/>"size" : 205086720,</text:p>
      <text:p text:style-name="P1"><text:s text:c="12"/>"rss" : 5349376,</text:p>
      <text:p text:style-name="P1"><text:s text:c="12"/>"rss_p" : 0,</text:p>
      <text:p text:style-name="P1"><text:s text:c="12"/>"share" : 4792320</text:p>
      <text:p text:style-name="P1"><text:s text:c="10"/>},</text:p>
      <text:p text:style-name="P1"><text:s text:c="10"/>"name" : "gvfs-mtp-volume",</text:p>
      <text:p text:style-name="P1"><text:s text:c="10"/>"pid" : 2036,</text:p>
      <text:p text:style-name="P1"><text:s text:c="10"/>"ppid" : 1638,</text:p>
      <text:p text:style-name="P1"><text:s text:c="10"/>"state" : "sleeping",</text:p>
      <text:p text:style-name="P1"><text:s text:c="10"/>"username" : "priya"</text:p>
      <text:p text:style-name="P1"><text:s text:c="8"/>},</text:p>
      <text:p text:style-name="P1"><text:s text:c="8"/>"type" : "process"</text:p>
      <text:p text:style-name="P1"><text:s text:c="6"/>}</text:p>
      <text:p text:style-name="P1"><text:s text:c="4"/>} ]</text:p>
      <text:p text:style-name="P1"><text:s text:c="2"/>}</text:p>
      <text:p text:style-name="P1"><text:soft-page-break/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32:25.271229621</meta:creation-date>
    <dc:date>2016-04-19T16:48:49.446131026</dc:date>
    <meta:editing-duration>PT1M13S</meta:editing-duration>
    <meta:editing-cycles>1</meta:editing-cycles>
    <meta:document-statistic meta:table-count="0" meta:image-count="0" meta:object-count="0" meta:page-count="8" meta:paragraph-count="364" meta:word-count="986" meta:character-count="9761" meta:non-whitespace-character-count="5504"/>
    <meta:generator>LibreOffice/4.2.8.2$Linux_X86_64 LibreOffice_project/420m0$Build-2</meta:generator>
  </office:meta>
</office:document-meta>
</file>